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Arial1" svg:font-family="Arial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Mangal" svg:font-family="Mang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line-height="100%" fo:orphans="2" fo:widows="2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ourier New" fo:font-size="9pt" fo:language="ru" fo:country="RU" style:font-size-asian="9pt" style:font-name-complex="Courier New2" style:font-size-complex="9pt"/>
    </style:style>
    <style:style style:name="P5" style:family="paragraph" style:parent-style-name="Standard">
      <style:paragraph-properties fo:line-height="100%" fo:orphans="2" fo:widows="2"/>
      <style:text-properties fo:color="#7f0055" style:font-name="Courier New" fo:font-size="9pt" fo:language="ru" fo:country="RU" fo:font-weight="bold" style:font-size-asian="9pt" style:font-weight-asian="bold" style:font-name-complex="Courier New2" style:font-size-complex="9pt" style:font-weight-complex="bold"/>
    </style:style>
    <style:style style:name="P6" style:family="paragraph" style:parent-style-name="Standard">
      <style:paragraph-properties fo:line-height="100%" fo:orphans="2" fo:widows="2"/>
      <style:text-properties fo:color="#000000" style:font-name="Courier New" fo:font-size="9pt" fo:language="ru" fo:country="RU" style:font-size-asian="9pt" style:font-name-complex="Courier New2" style:font-size-complex="9pt"/>
    </style:style>
    <style:style style:name="P7" style:family="paragraph" style:parent-style-name="Standard">
      <style:text-properties fo:font-size="10.5pt" fo:language="ru" fo:country="RU" style:font-size-asian="10.5pt" style:font-size-complex="10.5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_3f__3f__3f__3f__3f__3f__3f_">
      <style:text-properties style:use-window-font-color="true" style:text-outline="false" style:text-line-through-style="none" style:font-name="Courier New1" fo:font-size="10.5pt" fo:letter-spacing="normal" fo:language="ru" fo:country="RU" fo:font-style="normal" fo:text-shadow="none" style:text-underline-style="none" fo:font-weight="normal" style:letter-kerning="true" style:font-name-asian="Courier New1" style:font-size-asian="10.5pt" style:font-style-asian="normal" style:font-weight-asian="normal" style:font-name-complex="Courier New1" style:font-size-complex="10.5pt" style:font-style-complex="normal" style:font-weight-complex="normal" style:text-emphasize="none" style:text-overline-style="none" style:text-overline-color="font-color"/>
    </style:style>
    <style:style style:name="P10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Courier New1" fo:font-size="10.5pt" fo:letter-spacing="normal" fo:font-style="normal" fo:text-shadow="none" style:text-underline-style="none" fo:font-weight="normal" style:letter-kerning="true" style:font-name-asian="Courier New1" style:font-size-asian="10.5pt" style:font-style-asian="normal" style:font-weight-asian="normal" style:font-name-complex="Courier New1" style:font-size-complex="10.5pt" style:font-style-complex="normal" style:font-weight-complex="normal" style:text-emphasize="none" style:text-overline-style="none" style:text-overline-color="font-color"/>
    </style:style>
    <style:style style:name="P11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10.5pt" fo:font-style="normal" fo:text-shadow="none" style:text-underline-style="none" fo:font-weight="normal" style:letter-kerning="true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P12" style:family="paragraph" style:parent-style-name="_3f__3f__3f__3f__3f__3f__3f_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fo:color="#000000" style:text-outline="false" style:text-line-through-style="none" style:font-name="Courier New1" fo:font-size="10.5pt" fo:letter-spacing="normal" fo:font-style="normal" fo:text-shadow="none" style:text-underline-style="none" fo:font-weight="normal" style:letter-kerning="true" style:font-name-asian="Courier New1" style:font-size-asian="10.5pt" style:font-style-asian="normal" style:font-weight-asian="normal" style:font-name-complex="Courier New1" style:font-size-complex="10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New" fo:font-size="9pt" style:font-size-asian="9pt" style:font-name-complex="Courier New2" style:font-size-complex="9pt"/>
    </style:style>
    <style:style style:name="T2" style:family="text">
      <style:text-properties style:font-name="Courier New" fo:font-size="9pt" fo:language="ru" fo:country="RU" style:font-size-asian="9pt" style:font-name-complex="Courier New2" style:font-size-complex="9pt"/>
    </style:style>
    <style:style style:name="T3" style:family="text">
      <style:text-properties fo:language="ru" fo:country="RU"/>
    </style:style>
    <style:style style:name="T4" style:family="text">
      <style:text-properties fo:color="#7f0055" style:font-name="Courier New" fo:font-size="9pt" fo:font-weight="bold" style:font-size-asian="9pt" style:font-weight-asian="bold" style:font-name-complex="Courier New2" style:font-size-complex="9pt" style:font-weight-complex="bold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style:font-name="Courier New1" fo:letter-spacing="normal" fo:font-weight="bold" style:font-name-asian="Courier New1" style:font-weight-asian="bold" style:font-name-complex="Courier New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9pt" style:font-size-asian="9pt" style:font-name-complex="Courier New2" style:font-size-complex="9pt"/>
    </style:style>
    <style:style style:name="T10" style:family="text">
      <style:text-properties fo:color="#000000" style:font-name="Courier New" fo:font-size="9pt" fo:language="ru" fo:country="RU" style:font-size-asian="9pt" style:font-name-complex="Courier New2" style:font-size-complex="9pt"/>
    </style:style>
    <style:style style:name="T11" style:family="text">
      <style:text-properties fo:color="#000000" style:font-name="Courier New1" fo:letter-spacing="normal" style:font-name-asian="Courier New1" style:font-name-complex="Courier New1"/>
    </style:style>
    <style:style style:name="T12" style:family="text">
      <style:text-properties fo:color="#0000c0" style:font-name="Courier New" fo:font-size="9pt" fo:font-style="italic" style:font-size-asian="9pt" style:font-style-asian="italic" style:font-name-complex="Courier New2" style:font-size-complex="9pt" style:font-style-complex="italic"/>
    </style:style>
    <style:style style:name="T13" style:family="text">
      <style:text-properties fo:color="#0000c0" style:font-name="Courier New1" fo:letter-spacing="normal" style:font-name-asian="Courier New1" style:font-name-complex="Courier New1"/>
    </style:style>
    <style:style style:name="T14" style:family="text">
      <style:text-properties fo:color="#0000c0" style:font-name="Courier New1" fo:letter-spacing="normal" fo:font-style="italic" style:font-name-asian="Courier New1" style:font-style-asian="italic" style:font-name-complex="Courier New1" style:font-style-complex="italic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2a00ff"/>
    </style:style>
    <style:style style:name="T18" style:family="text">
      <style:text-properties fo:color="#2a00ff" style:font-name="Courier New" fo:font-size="9pt" style:font-size-asian="9pt" style:font-name-complex="Courier New2" style:font-size-complex="9pt"/>
    </style:style>
    <style:style style:name="T19" style:family="text">
      <style:text-properties fo:color="#2a00ff" style:font-name="Courier New1" fo:letter-spacing="normal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Пример использования канала. Данные помещаются с одного "конца" и извлекаются с другого.</text:span></text:p>
      <text:p text:style-name="P1"/>
      <text:p text:style-name="P2"><text:span text:style-name="T4">package</text:span><text:span text:style-name="T9"> _java._se._04._iostream;</text:span></text:p>
      <text:p text:style-name="P2"><text:span text:style-name="T4">import</text:span><text:span text:style-name="T9"> java.io.IOException;</text:span></text:p>
      <text:p text:style-name="P2"><text:span text:style-name="T4">import</text:span><text:span text:style-name="T9"> java.io.PipedInputStream;</text:span></text:p>
      <text:p text:style-name="P2"><text:span text:style-name="T4">import</text:span><text:span text:style-name="T9"> java.io.PipedOutputStream;</text:span></text:p>
      <text:p text:style-name="P2"><text:span text:style-name="T4">publicclass</text:span><text:span text:style-name="T9"> PipedStreamExample {</text:span></text:p>
      <text:p text:style-name="P2"><text:span text:style-name="T9"><text:tab/></text:span><text:span text:style-name="T4">publicstaticvoid</text:span><text:span text:style-name="T9"> main(String[] args) {</text:span></text:p>
      <text:p text:style-name="P2"><text:span text:style-name="T9"><text:tab/><text:tab/>PipedInputStream pipeIn = </text:span><text:span text:style-name="T4">null</text:span><text:span text:style-name="T9">;</text:span></text:p>
      <text:p text:style-name="P2"><text:span text:style-name="T9"><text:tab/><text:tab/>PipedOutputStream pipeOut = </text:span><text:span text:style-name="T4">null</text:span><text:span text:style-name="T9">;</text:span></text:p>
      <text:p text:style-name="P2"><text:span text:style-name="T9"><text:tab/><text:tab/></text:span><text:span text:style-name="T4">try</text:span><text:span text:style-name="T9"> {</text:span></text:p>
      <text:p text:style-name="P2"><text:span text:style-name="T9"><text:tab/><text:tab/><text:tab/></text:span><text:span text:style-name="T4">int </text:span><text:span text:style-name="T9">countRead = 0;</text:span></text:p>
      <text:p text:style-name="P2"><text:span text:style-name="T9"><text:tab/><text:tab/><text:tab/></text:span><text:span text:style-name="T4">int</text:span><text:span text:style-name="T9">[] toRead = </text:span><text:span text:style-name="T4">null</text:span><text:span text:style-name="T9">;</text:span></text:p>
      <text:p text:style-name="P2"><text:span text:style-name="T9"><text:tab/><text:tab/><text:tab/>pipeIn = </text:span><text:span text:style-name="T4">new</text:span><text:span text:style-name="T9"> PipedInputStream();</text:span></text:p>
      <text:p text:style-name="P2"><text:span text:style-name="T9"><text:tab/><text:tab/><text:tab/>pipeOut = </text:span><text:span text:style-name="T4">new</text:span><text:span text:style-name="T9"> PipedOutputStream(pipeIn);</text:span></text:p>
      <text:p text:style-name="P2"><text:span text:style-name="T9"><text:tab/><text:tab/><text:tab/></text:span><text:span text:style-name="T4">for</text:span><text:span text:style-name="T9"> (</text:span><text:span text:style-name="T4">int</text:span><text:span text:style-name="T9"> i = 0; i &lt; 20; i++) {</text:span></text:p>
      <text:p text:style-name="P2"><text:span text:style-name="T9"><text:tab/><text:tab/><text:tab/><text:tab/>pipeOut.write(i);</text:span></text:p>
      <text:p text:style-name="P2"><text:span text:style-name="T9"><text:tab/><text:tab/><text:tab/>}</text:span></text:p>
      <text:p text:style-name="P2"><text:span text:style-name="T9"><text:tab/><text:tab/><text:tab/></text:span><text:span text:style-name="T4">int</text:span><text:span text:style-name="T9"> willRead = pipeIn.available();</text:span></text:p>
      <text:p text:style-name="P2"><text:span text:style-name="T9"><text:tab/><text:tab/><text:tab/>toRead = </text:span><text:span text:style-name="T4">new int</text:span><text:span text:style-name="T9">[willRead];</text:span></text:p>
      <text:p text:style-name="P2"><text:span text:style-name="T9"><text:tab/><text:tab/><text:tab/></text:span><text:span text:style-name="T4">for</text:span><text:span text:style-name="T9"> (</text:span><text:span text:style-name="T4">int</text:span><text:span text:style-name="T9"> i = 0; i &lt; willRead; i++) {</text:span></text:p>
      <text:p text:style-name="P2"><text:span text:style-name="T9"><text:tab/><text:tab/><text:tab/><text:tab/>toRead[i] = pipeIn.read();</text:span></text:p>
      <text:p text:style-name="P2"><text:span text:style-name="T9"><text:tab/><text:tab/><text:tab/><text:tab/>System.</text:span><text:span text:style-name="T12">out</text:span><text:span text:style-name="T9">.print(toRead[i] + </text:span><text:span text:style-name="T18">" "</text:span><text:span text:style-name="T9">);</text:span></text:p>
      <text:p text:style-name="P2"><text:span text:style-name="T9"><text:tab/><text:tab/><text:tab/>}</text:span></text:p>
      <text:p text:style-name="P2"><text:span text:style-name="T9"><text:tab/><text:tab/>} </text:span><text:span text:style-name="T4">catch</text:span><text:span text:style-name="T9"> (IOException e) {</text:span></text:p>
      <text:p text:style-name="P2"><text:span text:style-name="T9"><text:tab/><text:tab/><text:tab/>System.</text:span><text:span text:style-name="T12">out</text:span><text:span text:style-name="T9">.println(</text:span><text:span text:style-name="T18">"Impossible IOException occur: "</text:span><text:span text:style-name="T9">);</text:span></text:p>
      <text:p text:style-name="P2"><text:span text:style-name="T9"><text:tab/><text:tab/><text:tab/>e.printStackTrace();</text:span></text:p>
      <text:p text:style-name="P2"><text:span text:style-name="T9"><text:tab/><text:tab/>}</text:span></text:p>
      <text:p text:style-name="P2"><text:span text:style-name="T9"><text:tab/>}</text:span></text:p>
      <text:p text:style-name="P3"><text:span text:style-name="T9">}</text:span></text:p>
      <text:p text:style-name="P4"/>
      <text:p text:style-name="P3"><text:span text:style-name="T2">Последовательность отдельных потоков, которые можно объединить в одном потоке.</text:span></text:p>
      <text:p text:style-name="P3"><text:span text:style-name="T9">SequenceInputStream</text:span><text:span text:style-name="T10"> сливает 2 потока (или более)в единый поток.</text:span></text:p>
      <text:p text:style-name="P5"/>
      <text:p text:style-name="P2"><text:span text:style-name="T4">package</text:span><text:span text:style-name="T9"> _java._se._04._iostream;</text:span></text:p>
      <text:p text:style-name="P2"><text:span text:style-name="T4">import</text:span><text:span text:style-name="T9"> java.io.FileInputStream;</text:span></text:p>
      <text:p text:style-name="P2"><text:span text:style-name="T4">import</text:span><text:span text:style-name="T9"> java.io.FileOutputStream;</text:span></text:p>
      <text:p text:style-name="P2"><text:span text:style-name="T4">import</text:span><text:span text:style-name="T9"> java.io.IOException;</text:span></text:p>
      <text:p text:style-name="P2"><text:span text:style-name="T4">import</text:span><text:span text:style-name="T9"> java.io.SequenceInputStream;</text:span></text:p>
      <text:p text:style-name="P2"><text:span text:style-name="T4">public class</text:span><text:span text:style-name="T9"> SequenceInputStreamExample {</text:span></text:p>
      <text:p text:style-name="P2"><text:span text:style-name="T9"><text:tab/></text:span><text:span text:style-name="T4">public static void</text:span><text:span text:style-name="T9"> main(String[] args) {</text:span></text:p>
      <text:p text:style-name="P2"><text:span text:style-name="T9"><text:tab/><text:tab/>FileInputStream inFile1 = </text:span><text:span text:style-name="T4">null</text:span><text:span text:style-name="T9">;</text:span></text:p>
      <text:p text:style-name="P2"><text:span text:style-name="T9"><text:tab/><text:tab/>FileInputStream inFile2 = </text:span><text:span text:style-name="T4">null</text:span><text:span text:style-name="T9">;</text:span></text:p>
      <text:p text:style-name="P2"><text:span text:style-name="T9"><text:tab/><text:tab/>SequenceInputStream sequenceStream = </text:span><text:span text:style-name="T4">null</text:span><text:span text:style-name="T9">;</text:span></text:p>
      <text:p text:style-name="P2"><text:span text:style-name="T9"><text:tab/><text:tab/>FileOutputStream outFile = </text:span><text:span text:style-name="T4">null</text:span><text:span text:style-name="T9">;</text:span></text:p>
      <text:p text:style-name="P2"><text:span text:style-name="T9"><text:tab/><text:tab/></text:span><text:span text:style-name="T4">try</text:span><text:span text:style-name="T9"> {</text:span></text:p>
      <text:p text:style-name="P2"><text:span text:style-name="T9"><text:tab/><text:tab/><text:tab/>inFile1 = </text:span><text:span text:style-name="T4">new</text:span><text:span text:style-name="T9"> FileInputStream(</text:span><text:span text:style-name="T18">"file 1.txt"</text:span><text:span text:style-name="T9">);</text:span></text:p>
      <text:p text:style-name="P2"><text:span text:style-name="T9"><text:tab/><text:tab/><text:tab/>inFile2 = </text:span><text:span text:style-name="T4">new</text:span><text:span text:style-name="T9"> FileInputStream(</text:span><text:span text:style-name="T18">"file 2.txt"</text:span><text:span text:style-name="T9">);</text:span></text:p>
      <text:p text:style-name="P2"><text:span text:style-name="T9"><text:tab/><text:tab/><text:tab/>sequenceStream = </text:span><text:span text:style-name="T4">new</text:span><text:span text:style-name="T9"> SequenceInputStream(inFile1, inFile2);</text:span></text:p>
      <text:p text:style-name="P2"><text:span text:style-name="T9">outFile = </text:span><text:span text:style-name="T4">new</text:span><text:span text:style-name="T9"> FileOutputStream(</text:span><text:span text:style-name="T18">"file 3.txt"</text:span><text:span text:style-name="T9">);</text:span></text:p>
      <text:p text:style-name="P2"><text:span text:style-name="T9"><text:tab/><text:tab/><text:tab/></text:span><text:span text:style-name="T4">int</text:span><text:span text:style-name="T9"> readedByte = sequenceStream.read();</text:span></text:p>
      <text:p text:style-name="P2"><text:span text:style-name="T9"><text:tab/><text:tab/><text:tab/></text:span><text:span text:style-name="T4">while</text:span><text:span text:style-name="T9"> (readedByte != -1) {</text:span></text:p>
      <text:p text:style-name="P2"><text:span text:style-name="T9"><text:tab/><text:tab/><text:tab/><text:tab/>outFile.write(readedByte);</text:span></text:p>
      <text:p text:style-name="P2"><text:span text:style-name="T9"><text:tab/><text:tab/><text:tab/><text:tab/>readedByte = sequenceStream.read();</text:span></text:p>
      <text:p text:style-name="P2"><text:span text:style-name="T9"><text:tab/><text:tab/><text:tab/>}</text:span></text:p>
      <text:p text:style-name="P2"><text:span text:style-name="T9"><text:tab/><text:tab/>} </text:span><text:span text:style-name="T4">catch</text:span><text:span text:style-name="T9"> (IOException e) {</text:span></text:p>
      <text:p text:style-name="P2"><text:span text:style-name="T9"><text:tab/><text:tab/><text:tab/>System.</text:span><text:span text:style-name="T12">out</text:span><text:span text:style-name="T9">.println(</text:span><text:span text:style-name="T18">"IOException: "</text:span><text:span text:style-name="T9"> + e.toString());</text:span></text:p>
      <text:p text:style-name="P2"><text:span text:style-name="T9"><text:tab/><text:tab/>} </text:span><text:span text:style-name="T4">finally</text:span><text:span text:style-name="T9"> {</text:span></text:p>
      <text:p text:style-name="P2"><text:span text:style-name="T9"><text:tab/><text:tab/><text:tab/></text:span><text:span text:style-name="T4">try</text:span><text:span text:style-name="T9"> {</text:span></text:p>
      <text:p text:style-name="P2"><text:span text:style-name="T9"><text:tab/><text:tab/><text:tab/><text:tab/>sequenceStream.close();</text:span></text:p>
      <text:p text:style-name="P2"><text:span text:style-name="T9"><text:tab/><text:tab/><text:tab/>} </text:span><text:span text:style-name="T4">catch</text:span><text:span text:style-name="T9"> (IOException e) {</text:span></text:p>
      <text:p text:style-name="P2"><text:span text:style-name="T9"><text:tab/><text:tab/><text:tab/>}</text:span></text:p>
      <text:p text:style-name="P2"><text:span text:style-name="T9"><text:tab/><text:tab/><text:tab/></text:span><text:span text:style-name="T4">try</text:span><text:span text:style-name="T9"> {</text:span></text:p>
      <text:p text:style-name="P2"><text:span text:style-name="T9"><text:tab/><text:tab/><text:tab/><text:tab/>outFile.close();</text:span></text:p>
      <text:p text:style-name="P2"><text:span text:style-name="T9"><text:tab/><text:tab/><text:tab/>} </text:span><text:span text:style-name="T4">catch</text:span><text:span text:style-name="T9"> (IOException e) {</text:span></text:p>
      <text:p text:style-name="P2"><text:span text:style-name="T9"><text:tab/><text:tab/><text:tab/></text:span><text:span text:style-name="T10">}</text:span></text:p>
      <text:p text:style-name="P2"><text:span text:style-name="T10"><text:tab/><text:tab/>}</text:span></text:p>
      <text:p text:style-name="P2"><text:span text:style-name="T10"><text:tab/>}</text:span></text:p>
      <text:p text:style-name="P3"><text:span text:style-name="T10">}</text:span></text:p>
      <text:p text:style-name="P1"/>
      <text:p text:style-name="Standard"><text:soft-page-break/><text:span text:style-name="T3">Пример использования байтовых потоков</text:span></text:p>
      <text:p text:style-name="P1"/>
      <text:p text:style-name="Standard"><text:span text:style-name="T7">byte</text:span>[] bytesToWrite = { 1, 2, 3 }; </text:p>
      <text:p text:style-name="Standard"><text:span text:style-name="T7">byte</text:span>[] bytesReaded = <text:span text:style-name="T7">new</text:span> <text:span text:style-name="T7">byte</text:span>[10]; </text:p>
      <text:p text:style-name="Standard">String fileName = "d:\\test.txt"; </text:p>
      <text:p text:style-name="Standard">FileOutputStream outFile = <text:span text:style-name="T7">null</text:span>; </text:p>
      <text:p text:style-name="Standard">FileInputStream inFile = <text:span text:style-name="T7">null</text:span>; </text:p>
      <text:p text:style-name="Standard">outFile = <text:span text:style-name="T7">new</text:span> FileOutputStream(fileName); </text:p>
      <text:p text:style-name="Standard">System.<text:span text:style-name="T16">out</text:span>.println("<text:span text:style-name="T3">Файл</text:span> <text:span text:style-name="T3">открыт</text:span> <text:span text:style-name="T3">для</text:span> <text:span text:style-name="T3">записи</text:span>"); </text:p>
      <text:p text:style-name="Standard">outFile.write(bytesToWrite); </text:p>
      <text:p text:style-name="Standard">System.<text:span text:style-name="T16">out</text:span>.println("Записано: " </text:p>
      <text:p text:style-name="Standard"><text:tab/><text:tab/>+ bytesToWrite.length + " байт"); </text:p>
      <text:p text:style-name="Standard">outFile.close(); </text:p>
      <text:p text:style-name="Standard">System<text:span text:style-name="T3">.</text:span><text:span text:style-name="T16">out</text:span><text:span text:style-name="T3">.</text:span>println<text:span text:style-name="T3">("Выходной поток закрыт");</text:span></text:p>
      <text:p text:style-name="Standard">inFile = <text:span text:style-name="T7">new</text:span> FileInputStream(fileName); </text:p>
      <text:p text:style-name="Standard">System.<text:span text:style-name="T16">out</text:span>.println("<text:span text:style-name="T3">Файл</text:span> <text:span text:style-name="T3">открыт</text:span> <text:span text:style-name="T3">для</text:span> <text:span text:style-name="T3">чтения</text:span>"); </text:p>
      <text:p text:style-name="Standard"><text:span text:style-name="T7">int</text:span> bytesAvailable = inFile.available(); </text:p>
      <text:p text:style-name="Standard">System.<text:span text:style-name="T16">out</text:span>.println("<text:span text:style-name="T3">Готово</text:span> <text:span text:style-name="T3">к</text:span> <text:span text:style-name="T3">считыванию</text:span>: " </text:p>
      <text:p text:style-name="Standard"><text:tab/><text:tab/><text:tab/>+ bytesAvailable + " байт"); </text:p>
      <text:p text:style-name="Standard"><text:span text:style-name="T7">int</text:span> count = inFile.read(bytesReaded, 0, bytesAvailable); </text:p>
      <text:p text:style-name="Standard">System.<text:span text:style-name="T16">out</text:span>.println("Считано: " + count + " байт"); </text:p>
      <text:p text:style-name="Standard">inFile.close(); </text:p>
      <text:p text:style-name="Standard">System.<text:span text:style-name="T16">out</text:span>.println("Входной поток закрыт"); </text:p>
      <text:p text:style-name="P1"/>
      <text:p text:style-name="Standard"><text:span text:style-name="T2">Пример использования канала.</text:span></text:p>
      <text:p text:style-name="Standard">PipedInputStream pipeIn = <text:span text:style-name="T7">null</text:span>; </text:p>
      <text:p text:style-name="Standard">PipedOutputStream pipeOut = <text:span text:style-name="T7">null</text:span>; </text:p>
      <text:p text:style-name="Standard"><text:tab/><text:tab/></text:p>
      <text:p text:style-name="Standard"><text:span text:style-name="T7">int</text:span> countRead = 0; </text:p>
      <text:p text:style-name="Standard"><text:span text:style-name="T7">int</text:span>[] toRead = <text:span text:style-name="T7">null</text:span>; </text:p>
      <text:p text:style-name="Standard">pipeIn = <text:span text:style-name="T7">new</text:span> PipedInputStream(); </text:p>
      <text:p text:style-name="Standard">pipeOut = <text:span text:style-name="T7">new</text:span> PipedOutputStream(pipeIn); </text:p>
      <text:p text:style-name="Standard"><text:span text:style-name="T7">for</text:span> (<text:span text:style-name="T7">int</text:span> i = 0; i &lt; 20; i++) { </text:p>
      <text:p text:style-name="Standard"><text:tab/>pipeOut.write(i); </text:p>
      <text:p text:style-name="Standard">} </text:p>
      <text:p text:style-name="Standard"><text:span text:style-name="T7">int</text:span> willRead = pipeIn.available(); </text:p>
      <text:p text:style-name="Standard">toRead = <text:span text:style-name="T7">new</text:span> <text:span text:style-name="T7">int</text:span>[willRead]; </text:p>
      <text:p text:style-name="Standard"><text:tab/><text:tab/></text:p>
      <text:p text:style-name="Standard"><text:span text:style-name="T7">for</text:span> (<text:span text:style-name="T7">int</text:span> i = 0; i &lt; willRead; i++) { </text:p>
      <text:p text:style-name="Standard"><text:tab/>toRead[i] = pipeIn.read(); </text:p>
      <text:p text:style-name="Standard"><text:tab/>System.<text:span text:style-name="T16">out</text:span>.print(toRead[i] + " "); </text:p>
      <text:p text:style-name="Standard"><text:span text:style-name="T3">}<text:tab/><text:tab/><text:tab/> </text:span></text:p>
      <text:p text:style-name="P1"/>
      <text:p text:style-name="P3"><text:span text:style-name="T2">Последовательность отдельных потоков, которые можно объединить в одном потоке.</text:span></text:p>
      <text:p text:style-name="Standard">FileInputStream inFile1 = <text:span text:style-name="T7">null</text:span>; </text:p>
      <text:p text:style-name="Standard">FileInputStream inFile2 = <text:span text:style-name="T7">null</text:span>; </text:p>
      <text:p text:style-name="Standard">SequenceInputStream sequenceStream = <text:span text:style-name="T7">null</text:span>; </text:p>
      <text:p text:style-name="Standard">FileOutputStream outFile = <text:span text:style-name="T7">null</text:span>; </text:p>
      <text:p text:style-name="Standard">inFile1 = <text:span text:style-name="T7">new</text:span> FileInputStream("file 1.txt"); </text:p>
      <text:p text:style-name="Standard">inFile2 = <text:span text:style-name="T7">new</text:span> FileInputStream("file 2.txt"); </text:p>
      <text:p text:style-name="Standard">sequenceStream </text:p>
      <text:p text:style-name="Standard"><text:tab/>= <text:span text:style-name="T7">new</text:span> SequenceInputStream(inFile1, inFile2); </text:p>
      <text:p text:style-name="Standard">outFile = <text:span text:style-name="T7">new</text:span> FileOutputStream("file 3.txt"); </text:p>
      <text:p text:style-name="Standard"><text:span text:style-name="T7">int</text:span> readedByte = sequenceStream.read(); </text:p>
      <text:p text:style-name="Standard"><text:span text:style-name="T7">while</text:span> (readedByte != -1) { </text:p>
      <text:p text:style-name="Standard"><text:tab/>outFile.write(readedByte); </text:p>
      <text:p text:style-name="Standard"><text:tab/>readedByte = sequenceStream.read(); </text:p>
      <text:p text:style-name="Standard">} </text:p>
      <text:p text:style-name="P1"/>
      <text:p text:style-name="P1"/>
      <text:p text:style-name="P1"/>
      <text:p text:style-name="P1"><text:soft-page-break/></text:p>
      <text:p text:style-name="Standard"><text:span text:style-name="T3">Применение символьных потоков</text:span></text:p>
      <text:p text:style-name="P1"/>
      <text:p text:style-name="Standard"><text:span text:style-name="T3"><text:s/></text:span>String<text:span text:style-name="T3"> </text:span>tmp<text:span text:style-name="T3"> = "</text:span>abcdefghijklmnopqrstuvwxyz<text:span text:style-name="T3">"; </text:span></text:p>
      <text:p text:style-name="Standard"><text:span text:style-name="T7">int</text:span> length = tmp.length(); </text:p>
      <text:p text:style-name="Standard"><text:span text:style-name="T7">char</text:span> c[] = <text:span text:style-name="T7">new</text:span> <text:span text:style-name="T7">char</text:span>[length]; </text:p>
      <text:p text:style-name="Standard"><text:tab/><text:tab/> </text:p>
      <text:p text:style-name="Standard">tmp.getChars(0, length, c, 0); </text:p>
      <text:p text:style-name="Standard">CharArrayReader input1 = <text:span text:style-name="T7">new</text:span> CharArrayReader(c); </text:p>
      <text:p text:style-name="Standard">CharArrayReader input2 = <text:span text:style-name="T7">new</text:span> CharArrayReader(c, 0, 5); </text:p>
      <text:p text:style-name="Standard"><text:span text:style-name="T7">int</text:span> i; </text:p>
      <text:p text:style-name="Standard"><text:tab/><text:tab/> </text:p>
      <text:p text:style-name="Standard">System.<text:span text:style-name="T16">out</text:span>.println("input1 is:"); </text:p>
      <text:p text:style-name="Standard"><text:span text:style-name="T7">while</text:span> ((i = input1.read()) != -1) { </text:p>
      <text:p text:style-name="Standard"><text:tab/>System.<text:span text:style-name="T16">out</text:span>.print((<text:span text:style-name="T7">char</text:span>) i); </text:p>
      <text:p text:style-name="Standard">} </text:p>
      <text:p text:style-name="Standard">System.<text:span text:style-name="T16">out</text:span>.println(); </text:p>
      <text:p text:style-name="Standard">System.<text:span text:style-name="T16">out</text:span>.println("input2 is:"); </text:p>
      <text:p text:style-name="Standard"><text:span text:style-name="T7">while</text:span> ((i = input2.read()) != -1) { </text:p>
      <text:p text:style-name="Standard"><text:tab/>System.<text:span text:style-name="T16">out</text:span>.print((<text:span text:style-name="T7">char</text:span>) i); </text:p>
      <text:p text:style-name="Standard">} </text:p>
      <text:p text:style-name="P1"/>
      <text:p text:style-name="Standard"><text:span text:style-name="T3">Еще применение символьных потоков</text:span></text:p>
      <text:p text:style-name="P1"/>
      <text:p text:style-name="Standard">Writer out = <text:span text:style-name="T7">new</text:span> BufferedWriter( </text:p>
      <text:p text:style-name="Standard"><text:tab/><text:span text:style-name="T7">new</text:span> OutputStreamWriter( </text:p>
      <text:p text:style-name="Standard"><text:s text:c="3"/><text:tab/> <text:s/><text:span text:style-name="T7">new</text:span> FileOutputStream("outfilename"), "UTF8")); </text:p>
      <text:p text:style-name="Standard">out.write("asdf"); </text:p>
      <text:p text:style-name="Standard">out.close(); </text:p>
      <text:p text:style-name="Standard"/>
      <text:p text:style-name="Standard"><text:span text:style-name="T3">Еще</text:span> <text:span text:style-name="T3">пример</text:span></text:p>
      <text:p text:style-name="P2"><text:span text:style-name="T9">String s = </text:span><text:span text:style-name="T18">"if (a == 4) a = 0;\n"</text:span><text:span text:style-name="T9">;</text:span></text:p>
      <text:p text:style-name="P2"><text:span text:style-name="T9"><text:tab/><text:tab/></text:span><text:span text:style-name="T4">char</text:span><text:span text:style-name="T9"> buf[] = </text:span><text:span text:style-name="T4">new char</text:span><text:span text:style-name="T9">[s.length()];</text:span></text:p>
      <text:p text:style-name="P2"><text:span text:style-name="T9"><text:tab/><text:tab/>s.getChars(0, s.length(), buf, 0);</text:span></text:p>
      <text:p text:style-name="P2"><text:span text:style-name="T9"><text:tab/><text:tab/>CharArrayReader in = </text:span><text:span text:style-name="T4">new</text:span><text:span text:style-name="T9"> CharArrayReader(buf);</text:span></text:p>
      <text:p text:style-name="P2"><text:span text:style-name="T9"><text:tab/><text:tab/>PushbackReader f = </text:span><text:span text:style-name="T4">new</text:span><text:span text:style-name="T9"> PushbackReader(in);</text:span></text:p>
      <text:p text:style-name="P2"><text:span text:style-name="T9"><text:tab/><text:tab/></text:span><text:span text:style-name="T4">int</text:span><text:span text:style-name="T9"> c;</text:span></text:p>
      <text:p text:style-name="P2"><text:span text:style-name="T9"><text:tab/><text:tab/></text:span><text:span text:style-name="T4">while</text:span><text:span text:style-name="T9"> ((c = f.read()) != -1) {</text:span></text:p>
      <text:p text:style-name="P2"><text:span text:style-name="T9"><text:tab/><text:tab/><text:tab/></text:span><text:span text:style-name="T4">switch</text:span><text:span text:style-name="T9"> (c) {</text:span></text:p>
      <text:p text:style-name="P2"><text:span text:style-name="T9"><text:tab/><text:tab/><text:tab/></text:span><text:span text:style-name="T4">case</text:span><text:span text:style-name="T18">'='</text:span><text:span text:style-name="T9">:</text:span></text:p>
      <text:p text:style-name="P2"><text:span text:style-name="T9"><text:tab/><text:tab/><text:tab/><text:tab/></text:span><text:span text:style-name="T4">if</text:span><text:span text:style-name="T9"> ((c = f.read()) == </text:span><text:span text:style-name="T18">'='</text:span><text:span text:style-name="T9">)</text:span></text:p>
      <text:p text:style-name="P2"><text:span text:style-name="T9"><text:tab/><text:tab/><text:tab/><text:tab/><text:tab/>System.</text:span><text:span text:style-name="T12">out</text:span><text:span text:style-name="T9">.print(</text:span><text:span text:style-name="T18">".eq."</text:span><text:span text:style-name="T9">);</text:span></text:p>
      <text:p text:style-name="P2"><text:span text:style-name="T9"><text:tab/><text:tab/><text:tab/><text:tab/></text:span><text:span text:style-name="T4">else</text:span><text:span text:style-name="T9"> {</text:span></text:p>
      <text:p text:style-name="P2"><text:span text:style-name="T9"><text:tab/><text:tab/><text:tab/><text:tab/><text:tab/>System.</text:span><text:span text:style-name="T12">out</text:span><text:span text:style-name="T9">.print(</text:span><text:span text:style-name="T18">"&lt;-"</text:span><text:span text:style-name="T9">);</text:span></text:p>
      <text:p text:style-name="P6"/>
      <text:p text:style-name="P2"><text:span text:style-name="T10"><text:tab/><text:tab/><text:tab/><text:tab/><text:tab/></text:span><text:span text:style-name="T9">f.unread(c);</text:span></text:p>
      <text:p text:style-name="P2"><text:span text:style-name="T9"><text:tab/><text:tab/><text:tab/><text:tab/>}</text:span><text:span text:style-name="T4">break</text:span><text:span text:style-name="T9">;</text:span></text:p>
      <text:p text:style-name="P2"><text:span text:style-name="T9"><text:tab/><text:tab/><text:tab/></text:span><text:span text:style-name="T4">default</text:span><text:span text:style-name="T9">:</text:span></text:p>
      <text:p text:style-name="P2"><text:span text:style-name="T9"><text:tab/><text:tab/><text:tab/><text:tab/>System.</text:span><text:span text:style-name="T12">out</text:span><text:span text:style-name="T9">.print((</text:span><text:span text:style-name="T4">char</text:span><text:span text:style-name="T9">) c);</text:span><text:span text:style-name="T4">break</text:span><text:span text:style-name="T9">;</text:span></text:p>
      <text:p text:style-name="P2"><text:span text:style-name="T9"><text:tab/><text:tab/><text:tab/>}</text:span></text:p>
      <text:p text:style-name="P2"><text:span text:style-name="T9"><text:tab/><text:tab/>}</text:span></text:p>
      <text:p text:style-name="P1">Пример сериализации</text:p>
      <text:p text:style-name="P9"><text:span text:style-name="T5">public</text:span><text:span text:style-name="T8"> </text:span><text:span text:style-name="T5">class</text:span><text:span text:style-name="T8"> Line </text:span><text:span text:style-name="T5">implements</text:span><text:span text:style-name="T8"> java.io.Serializable {</text:span></text:p>
      <text:p text:style-name="P11"><text:tab/><text:span text:style-name="T6">private</text:span><text:span text:style-name="T11"> Point </text:span><text:span text:style-name="T13">point1</text:span><text:span text:style-name="T11">;</text:span></text:p>
      <text:p text:style-name="P11"><text:tab/><text:span text:style-name="T6">private</text:span><text:span text:style-name="T11"> Point </text:span><text:span text:style-name="T13">point2</text:span><text:span text:style-name="T11">;</text:span></text:p>
      <text:p text:style-name="P11"><text:tab/><text:span text:style-name="T6">private</text:span><text:span text:style-name="T11"> </text:span><text:span text:style-name="T6">int</text:span><text:span text:style-name="T11"> </text:span><text:span text:style-name="T13">index</text:span><text:span text:style-name="T11">;</text:span></text:p>
      <text:p text:style-name="P11"><text:tab/><text:span text:style-name="T6">public</text:span><text:span text:style-name="T11"> Line() {</text:span></text:p>
      <text:p text:style-name="P11"><text:tab/><text:span text:style-name="T11"> <text:s/>System.</text:span><text:span text:style-name="T14">out</text:span><text:span text:style-name="T11">.println(</text:span><text:span text:style-name="T19">"Constructing empty line"</text:span><text:span text:style-name="T11">);</text:span></text:p>
      <text:p text:style-name="P11"><text:tab/><text:span text:style-name="T11">}</text:span></text:p>
      <text:p text:style-name="P11"><text:tab/><text:span text:style-name="T11">Line(Point p1, Point p2, </text:span><text:span text:style-name="T6">int</text:span><text:span text:style-name="T11"> index) {</text:span></text:p>
      <text:p text:style-name="P11"><text:soft-page-break/><text:tab/><text:tab/><text:span text:style-name="T11">System.</text:span><text:span text:style-name="T14">out</text:span><text:span text:style-name="T11">.println(</text:span><text:span text:style-name="T19">"Constructing line: "</text:span><text:span text:style-name="T11"> </text:span></text:p>
      <text:p text:style-name="P11"><text:tab/><text:tab/><text:tab/><text:tab/><text:tab/><text:tab/><text:span text:style-name="T11">+ index);</text:span></text:p>
      <text:p text:style-name="P11"><text:tab/><text:tab/><text:span text:style-name="T6">this</text:span><text:span text:style-name="T11">.</text:span><text:span text:style-name="T13">point1</text:span><text:span text:style-name="T11"> = p1;</text:span></text:p>
      <text:p text:style-name="P11"><text:tab/><text:tab/><text:span text:style-name="T6">this</text:span><text:span text:style-name="T11">.</text:span><text:span text:style-name="T13">point2</text:span><text:span text:style-name="T11"> = p2;</text:span></text:p>
      <text:p text:style-name="P11"><text:tab/><text:tab/><text:span text:style-name="T6">this</text:span><text:span text:style-name="T11">.</text:span><text:span text:style-name="T13">index</text:span><text:span text:style-name="T11"> = index;</text:span></text:p>
      <text:p text:style-name="P11"><text:tab/><text:span text:style-name="T11">}</text:span></text:p>
      <text:p text:style-name="P9"><text:span text:style-name="T5"><text:tab/>public</text:span><text:span text:style-name="T8"> </text:span><text:span text:style-name="T5">int</text:span><text:span text:style-name="T8"> getIndex() {</text:span></text:p>
      <text:p text:style-name="P11"><text:tab/><text:tab/><text:span text:style-name="T6">return</text:span><text:span text:style-name="T11"> </text:span><text:span text:style-name="T13">index</text:span><text:span text:style-name="T11">;</text:span></text:p>
      <text:p text:style-name="P11"><text:tab/><text:span text:style-name="T11">}</text:span></text:p>
      <text:p text:style-name="P11"><text:tab/><text:span text:style-name="T6">public</text:span><text:span text:style-name="T11"> </text:span><text:span text:style-name="T6">void</text:span><text:span text:style-name="T11"> setIndex(</text:span><text:span text:style-name="T6">int</text:span><text:span text:style-name="T11"> newIndex) {</text:span></text:p>
      <text:p text:style-name="P11"><text:tab/><text:tab/><text:span text:style-name="T13">index</text:span><text:span text:style-name="T11"> = newIndex;</text:span></text:p>
      <text:p text:style-name="P11"><text:tab/><text:span text:style-name="T11">}</text:span></text:p>
      <text:p text:style-name="P11"><text:tab/><text:span text:style-name="T6">public</text:span><text:span text:style-name="T11"> </text:span><text:span text:style-name="T6">void</text:span><text:span text:style-name="T11"> printInfo() {</text:span></text:p>
      <text:p text:style-name="P11"><text:tab/><text:tab/><text:span text:style-name="T11">System.</text:span><text:span text:style-name="T14">out</text:span><text:span text:style-name="T11">.println(</text:span><text:span text:style-name="T19">"Line: "</text:span><text:span text:style-name="T11"> + </text:span><text:span text:style-name="T13">index</text:span><text:span text:style-name="T11">);</text:span></text:p>
      <text:p text:style-name="P11"><text:tab/><text:tab/><text:span text:style-name="T11">System.</text:span><text:span text:style-name="T14">out</text:span><text:span text:style-name="T11">.println(</text:span><text:span text:style-name="T19">" Object reference: "</text:span></text:p>
      <text:p text:style-name="P11"><text:tab/><text:tab/><text:tab/><text:tab/><text:span text:style-name="T11"> + </text:span><text:span text:style-name="T6">super</text:span><text:span text:style-name="T11">.toString());</text:span></text:p>
      <text:p text:style-name="P11"><text:tab/><text:tab/><text:span text:style-name="T11">System.</text:span><text:span text:style-name="T14">out</text:span><text:span text:style-name="T11">.println(</text:span><text:span text:style-name="T19">" from point "</text:span><text:span text:style-name="T11"> </text:span></text:p>
      <text:p text:style-name="P11"><text:tab/><text:tab/><text:tab/><text:tab/><text:tab/><text:tab/><text:span text:style-name="T11">+ </text:span><text:span text:style-name="T13">point1</text:span><text:span text:style-name="T11">);</text:span></text:p>
      <text:p text:style-name="P11"><text:tab/><text:tab/><text:span text:style-name="T11">System.</text:span><text:span text:style-name="T14">out</text:span><text:span text:style-name="T11">.println(</text:span><text:span text:style-name="T19">" to point "</text:span><text:span text:style-name="T11"> </text:span></text:p>
      <text:p text:style-name="P11"><text:tab/><text:tab/><text:tab/><text:tab/><text:tab/><text:tab/><text:span text:style-name="T11">+ </text:span><text:span text:style-name="T13">point2</text:span><text:span text:style-name="T11">);</text:span></text:p>
      <text:p text:style-name="P11"><text:tab/><text:span text:style-name="T11">}</text:span></text:p>
      <text:p text:style-name="P12">}</text:p>
      <text:p text:style-name="P9"><text:span text:style-name="T8">Point p1 = </text:span><text:span text:style-name="T5">new</text:span><text:span text:style-name="T8"> Point(1.0, 1.0);</text:span></text:p>
      <text:p text:style-name="P10"><text:span text:style-name="T8">Point p2 = </text:span><text:span text:style-name="T5">new</text:span><text:span text:style-name="T8"> Point(2.0, 2.0);</text:span></text:p>
      <text:p text:style-name="P10"><text:span text:style-name="T8">Point p3 = </text:span><text:span text:style-name="T5">new</text:span><text:span text:style-name="T8"> Point(3.0, 3.0);</text:span></text:p>
      <text:p text:style-name="P10"><text:span text:style-name="T8">Line line1 = </text:span><text:span text:style-name="T5">new</text:span><text:span text:style-name="T8"> Line(p1, p2, 1);</text:span></text:p>
      <text:p text:style-name="P10"><text:span text:style-name="T8">Line line2 = </text:span><text:span text:style-name="T5">new</text:span><text:span text:style-name="T8"> Line(p2, p3, 2);</text:span></text:p>
      <text:p text:style-name="P11"><text:tab/></text:p>
      <text:p text:style-name="P10"><text:span text:style-name="T8">System.</text:span><text:span text:style-name="T15">out</text:span><text:span text:style-name="T8">.println(</text:span><text:span text:style-name="T17">"line 1 = "</text:span><text:span text:style-name="T8"> + line1);</text:span></text:p>
      <text:p text:style-name="P10"><text:span text:style-name="T8">System.</text:span><text:span text:style-name="T15">out</text:span><text:span text:style-name="T8">.println(</text:span><text:span text:style-name="T17">"line 2 = "</text:span><text:span text:style-name="T8"> + line2);</text:span></text:p>
      <text:p text:style-name="P10"><text:span text:style-name="T8">String fileName = </text:span><text:span text:style-name="T17">"d:\\file"</text:span><text:span text:style-name="T8">;</text:span></text:p>
      <text:p text:style-name="P11"/>
      <text:p text:style-name="P10"><text:span text:style-name="T8">FileOutputStream os = </text:span><text:span text:style-name="T5">new</text:span><text:span text:style-name="T8"> FileOutputStream(fileName);</text:span></text:p>
      <text:p text:style-name="P10"><text:span text:style-name="T8">ObjectOutputStream oos = </text:span><text:span text:style-name="T5">new</text:span><text:span text:style-name="T8"> ObjectOutputStream(os);</text:span></text:p>
      <text:p text:style-name="P12">oos.writeObject(line1);</text:p>
      <text:p text:style-name="P12">line1.setIndex(3);</text:p>
      <text:p text:style-name="P11"><text:tab/><text:span text:style-name="T11"> <text:s/></text:span></text:p>
      <text:p text:style-name="P12">oos.writeObject(line1);</text:p>
      <text:p text:style-name="P12">oos.close();</text:p>
      <text:p text:style-name="P12">os.close();</text:p>
      <text:p text:style-name="P9"><text:span text:style-name="T8">System.</text:span><text:span text:style-name="T15">out</text:span><text:span text:style-name="T8">.println(</text:span><text:span text:style-name="T17">"Read objects:"</text:span><text:span text:style-name="T8">);</text:span></text:p>
      <text:p text:style-name="P10"><text:span text:style-name="T8">FileInputStream is = </text:span><text:span text:style-name="T5">new</text:span><text:span text:style-name="T8"> FileInputStream(fileName);</text:span></text:p>
      <text:p text:style-name="P10"><text:span text:style-name="T8">ObjectInputStream ois = </text:span><text:span text:style-name="T5">new</text:span><text:span text:style-name="T8"> ObjectInputStream(is);</text:span></text:p>
      <text:p text:style-name="P11"/>
      <text:p text:style-name="P10"><text:span text:style-name="T5">while</text:span><text:span text:style-name="T8"> (is.available() &gt; 0) {</text:span></text:p>
      <text:p text:style-name="P11"><text:tab/><text:span text:style-name="T11">Line line = (Line) ois.readObject();</text:span></text:p>
      <text:p text:style-name="P11"><text:tab/><text:span text:style-name="T11">line.printInfo();</text:span></text:p>
      <text:p text:style-name="P12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Arial1" svg:font-family="Arial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Mangal" svg:font-family="Mang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orphans="0" fo:widows="0" style:writing-mode="lr-tb"/>
      <style:text-properties style:use-window-font-color="true" fo:font-size="10pt" fo:language="en" fo:country="US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 fo:orphans="2" fo:widows="2"/>
      <style:text-properties fo:font-size="24pt" fo:language="ru" fo:country="RU" fo:font-weight="bold" style:letter-kerning="true" style:font-size-asian="24pt" style:language-asian="ru" style:country-asian="RU" style:font-weight-asian="bold" style:font-name-complex="F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line-height="100%" fo:orphans="2" fo:widows="2" fo:keep-with-next="always"/>
      <style:text-properties style:font-name="Cambria" fo:font-size="14pt" fo:language="ru" fo:country="RU" fo:font-style="italic" fo:font-weight="bold" style:font-size-asian="14pt" style:language-asian="ru" style:country-asian="RU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line-height="100%" fo:orphans="2" fo:widows="2" fo:keep-with-next="always"/>
      <style:text-properties style:font-name="Cambria" fo:font-size="13pt" fo:language="ru" fo:country="RU" fo:font-weight="bold" style:font-size-asian="13pt" style:language-asian="ru" style:country-asian="RU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line-height="100%" fo:orphans="2" fo:widows="2" fo:keep-with-next="always"/>
      <style:text-properties style:font-name="Calibri" fo:font-size="14pt" fo:language="ru" fo:country="RU" fo:font-weight="bold" style:font-size-asian="14pt" style:language-asian="ru" style:country-asian="RU" style:font-weight-asian="bold" style:font-name-complex="F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 fo:orphans="2" fo:widows="2"/>
      <style:text-properties fo:font-size="12pt" fo:language="ru" fo:country="RU" style:font-size-asian="12pt" style:language-asian="ru" style:country-asian="RU" style:font-size-complex="12pt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  <style:text-properties fo:font-size="20pt" style:font-size-asian="20pt" style:font-size-complex="20pt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1_7e_LT_7e_Gliederung_20_1" style:display-name="??????? 1~LT~Gliederung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2" style:display-name="??????? 1~LT~Gliederung 2" style:family="paragraph" style:parent-style-name="_3f__3f__3f__3f__3f__3f__3f__20_1_7e_LT_7e_Gliederung_20_1">
      <style:paragraph-properties fo:margin-top="0cm" fo:margin-bottom="0.4cm"/>
    </style:style>
    <style:style style:name="_3f__3f__3f__3f__3f__3f__3f__20_1_7e_LT_7e_Gliederung_20_3" style:display-name="??????? 1~LT~Gliederung 3" style:family="paragraph" style:parent-style-name="_3f__3f__3f__3f__3f__3f__3f__20_1_7e_LT_7e_Gliederung_20_2">
      <style:paragraph-properties fo:margin-top="0cm" fo:margin-bottom="0.3cm"/>
    </style:style>
    <style:style style:name="_3f__3f__3f__3f__3f__3f__3f__20_1_7e_LT_7e_Gliederung_20_4" style:display-name="??????? 1~LT~Gliederung 4" style:family="paragraph" style:parent-style-name="_3f__3f__3f__3f__3f__3f__3f__20_1_7e_LT_7e_Gliederung_20_3">
      <style:paragraph-properties fo:margin-top="0cm" fo:margin-bottom="0.199cm"/>
    </style:style>
    <style:style style:name="_3f__3f__3f__3f__3f__3f__3f__20_1_7e_LT_7e_Gliederung_20_5" style:display-name="??????? 1~LT~Gliederung 5" style:family="paragraph" style:parent-style-name="_3f__3f__3f__3f__3f__3f__3f__20_1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20_1_7e_LT_7e_Gliederung_20_6" style:display-name="??????? 1~LT~Gliederung 6" style:family="paragraph" style:parent-style-name="_3f__3f__3f__3f__3f__3f__3f__20_1_7e_LT_7e_Gliederung_20_5"/>
    <style:style style:name="_3f__3f__3f__3f__3f__3f__3f__20_1_7e_LT_7e_Gliederung_20_7" style:display-name="??????? 1~LT~Gliederung 7" style:family="paragraph" style:parent-style-name="_3f__3f__3f__3f__3f__3f__3f__20_1_7e_LT_7e_Gliederung_20_6"/>
    <style:style style:name="_3f__3f__3f__3f__3f__3f__3f__20_1_7e_LT_7e_Gliederung_20_8" style:display-name="??????? 1~LT~Gliederung 8" style:family="paragraph" style:parent-style-name="_3f__3f__3f__3f__3f__3f__3f__20_1_7e_LT_7e_Gliederung_20_7"/>
    <style:style style:name="_3f__3f__3f__3f__3f__3f__3f__20_1_7e_LT_7e_Gliederung_20_9" style:display-name="??????? 1~LT~Gliederung 9" style:family="paragraph" style:parent-style-name="_3f__3f__3f__3f__3f__3f__3f__20_1_7e_LT_7e_Gliederung_20_8"/>
    <style:style style:name="_3f__3f__3f__3f__3f__3f__3f__20_1_7e_LT_7e_Titel" style:display-name="??????? 1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20_1_7e_LT_7e_Untertitel" style:display-name="??????? 1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1_7e_LT_7e_Notizen" style:display-name="??????? 1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Hintergrundobjekte" style:display-name="??????? 1~LT~Hintergrundobjekte" style:family="paragraph">
      <style:paragraph-properties style:text-autospace="none"/>
      <style:text-properties style:letter-kerning="true"/>
    </style:style>
    <style:style style:name="_3f__3f__3f__3f__3f__3f__3f__20_1_7e_LT_7e_Hintergrund" style:display-name="??????? 1~LT~Hintergrund" style:family="paragraph">
      <style:paragraph-properties style:text-autospace="none"/>
      <style:text-properties style:letter-kerning="true"/>
    </style:style>
    <style:style style:name="_3f__3f__3f__3f__3f__3f__3f__20_2_7e_LT_7e_Gliederung_20_1" style:display-name="??????? 2~LT~Gliederung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_3f__3f__3f__3f__3f__3f__3f__20_2_7e_LT_7e_Gliederung_20_2" style:display-name="??????? 2~LT~Gliederung 2" style:family="paragraph" style:parent-style-name="_3f__3f__3f__3f__3f__3f__3f__20_2_7e_LT_7e_Gliederung_20_1">
      <style:paragraph-properties fo:margin-top="0cm" fo:margin-bottom="0.4cm"/>
    </style:style>
    <style:style style:name="_3f__3f__3f__3f__3f__3f__3f__20_2_7e_LT_7e_Gliederung_20_3" style:display-name="??????? 2~LT~Gliederung 3" style:family="paragraph" style:parent-style-name="_3f__3f__3f__3f__3f__3f__3f__20_2_7e_LT_7e_Gliederung_20_2">
      <style:paragraph-properties fo:margin-top="0cm" fo:margin-bottom="0.3cm"/>
    </style:style>
    <style:style style:name="_3f__3f__3f__3f__3f__3f__3f__20_2_7e_LT_7e_Gliederung_20_4" style:display-name="??????? 2~LT~Gliederung 4" style:family="paragraph" style:parent-style-name="_3f__3f__3f__3f__3f__3f__3f__20_2_7e_LT_7e_Gliederung_20_3">
      <style:paragraph-properties fo:margin-top="0cm" fo:margin-bottom="0.199cm"/>
    </style:style>
    <style:style style:name="_3f__3f__3f__3f__3f__3f__3f__20_2_7e_LT_7e_Gliederung_20_5" style:display-name="??????? 2~LT~Gliederung 5" style:family="paragraph" style:parent-style-name="_3f__3f__3f__3f__3f__3f__3f__20_2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20_2_7e_LT_7e_Gliederung_20_6" style:display-name="??????? 2~LT~Gliederung 6" style:family="paragraph" style:parent-style-name="_3f__3f__3f__3f__3f__3f__3f__20_2_7e_LT_7e_Gliederung_20_5"/>
    <style:style style:name="_3f__3f__3f__3f__3f__3f__3f__20_2_7e_LT_7e_Gliederung_20_7" style:display-name="??????? 2~LT~Gliederung 7" style:family="paragraph" style:parent-style-name="_3f__3f__3f__3f__3f__3f__3f__20_2_7e_LT_7e_Gliederung_20_6"/>
    <style:style style:name="_3f__3f__3f__3f__3f__3f__3f__20_2_7e_LT_7e_Gliederung_20_8" style:display-name="??????? 2~LT~Gliederung 8" style:family="paragraph" style:parent-style-name="_3f__3f__3f__3f__3f__3f__3f__20_2_7e_LT_7e_Gliederung_20_7"/>
    <style:style style:name="_3f__3f__3f__3f__3f__3f__3f__20_2_7e_LT_7e_Gliederung_20_9" style:display-name="??????? 2~LT~Gliederung 9" style:family="paragraph" style:parent-style-name="_3f__3f__3f__3f__3f__3f__3f__20_2_7e_LT_7e_Gliederung_20_8"/>
    <style:style style:name="_3f__3f__3f__3f__3f__3f__3f__20_2_7e_LT_7e_Titel" style:display-name="??????? 2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20_2_7e_LT_7e_Untertitel" style:display-name="??????? 2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2_7e_LT_7e_Notizen" style:display-name="??????? 2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2_7e_LT_7e_Hintergrundobjekte" style:display-name="??????? 2~LT~Hintergrundobjekte" style:family="paragraph">
      <style:paragraph-properties style:text-autospace="none"/>
      <style:text-properties style:letter-kerning="true"/>
    </style:style>
    <style:style style:name="_3f__3f__3f__3f__3f__3f__3f__20_2_7e_LT_7e_Hintergrund" style:display-name="??????? 2~LT~Hintergrund" style:family="paragraph">
      <style:paragraph-properties style:text-autospace="none"/>
      <style:text-properties style:letter-kerning="true"/>
    </style:style>
    <style:style style:name="_3f__3f__3f__3f__3f__3f__3f__20_3_7e_LT_7e_Gliederung_20_1" style:display-name="??????? 3~LT~Gliederung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_3f__3f__3f__3f__3f__3f__3f__20_3_7e_LT_7e_Gliederung_20_2" style:display-name="??????? 3~LT~Gliederung 2" style:family="paragraph" style:parent-style-name="_3f__3f__3f__3f__3f__3f__3f__20_3_7e_LT_7e_Gliederung_20_1">
      <style:paragraph-properties fo:margin-top="0cm" fo:margin-bottom="0.4cm"/>
    </style:style>
    <style:style style:name="_3f__3f__3f__3f__3f__3f__3f__20_3_7e_LT_7e_Gliederung_20_3" style:display-name="??????? 3~LT~Gliederung 3" style:family="paragraph" style:parent-style-name="_3f__3f__3f__3f__3f__3f__3f__20_3_7e_LT_7e_Gliederung_20_2">
      <style:paragraph-properties fo:margin-top="0cm" fo:margin-bottom="0.3cm"/>
    </style:style>
    <style:style style:name="_3f__3f__3f__3f__3f__3f__3f__20_3_7e_LT_7e_Gliederung_20_4" style:display-name="??????? 3~LT~Gliederung 4" style:family="paragraph" style:parent-style-name="_3f__3f__3f__3f__3f__3f__3f__20_3_7e_LT_7e_Gliederung_20_3">
      <style:paragraph-properties fo:margin-top="0cm" fo:margin-bottom="0.199cm"/>
    </style:style>
    <style:style style:name="_3f__3f__3f__3f__3f__3f__3f__20_3_7e_LT_7e_Gliederung_20_5" style:display-name="??????? 3~LT~Gliederung 5" style:family="paragraph" style:parent-style-name="_3f__3f__3f__3f__3f__3f__3f__20_3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20_3_7e_LT_7e_Gliederung_20_6" style:display-name="??????? 3~LT~Gliederung 6" style:family="paragraph" style:parent-style-name="_3f__3f__3f__3f__3f__3f__3f__20_3_7e_LT_7e_Gliederung_20_5"/>
    <style:style style:name="_3f__3f__3f__3f__3f__3f__3f__20_3_7e_LT_7e_Gliederung_20_7" style:display-name="??????? 3~LT~Gliederung 7" style:family="paragraph" style:parent-style-name="_3f__3f__3f__3f__3f__3f__3f__20_3_7e_LT_7e_Gliederung_20_6"/>
    <style:style style:name="_3f__3f__3f__3f__3f__3f__3f__20_3_7e_LT_7e_Gliederung_20_8" style:display-name="??????? 3~LT~Gliederung 8" style:family="paragraph" style:parent-style-name="_3f__3f__3f__3f__3f__3f__3f__20_3_7e_LT_7e_Gliederung_20_7"/>
    <style:style style:name="_3f__3f__3f__3f__3f__3f__3f__20_3_7e_LT_7e_Gliederung_20_9" style:display-name="??????? 3~LT~Gliederung 9" style:family="paragraph" style:parent-style-name="_3f__3f__3f__3f__3f__3f__3f__20_3_7e_LT_7e_Gliederung_20_8"/>
    <style:style style:name="_3f__3f__3f__3f__3f__3f__3f__20_3_7e_LT_7e_Titel" style:display-name="??????? 3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20_3_7e_LT_7e_Untertitel" style:display-name="??????? 3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3_7e_LT_7e_Notizen" style:display-name="??????? 3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3_7e_LT_7e_Hintergrundobjekte" style:display-name="??????? 3~LT~Hintergrundobjekte" style:family="paragraph">
      <style:paragraph-properties style:text-autospace="none"/>
      <style:text-properties style:letter-kerning="true"/>
    </style:style>
    <style:style style:name="_3f__3f__3f__3f__3f__3f__3f__20_3_7e_LT_7e_Hintergrund" style:display-name="??????? 3~LT~Hintergrund" style:family="paragraph">
      <style:paragraph-properties style:text-autospace="none"/>
      <style:text-properties style:letter-kerning="true"/>
    </style:style>
    <style:style style:name="_3f__3f__3f__3f__3f__3f__3f__20_4_7e_LT_7e_Gliederung_20_1" style:display-name="??????? 4~LT~Gliederung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_3f__3f__3f__3f__3f__3f__3f__20_4_7e_LT_7e_Gliederung_20_2" style:display-name="??????? 4~LT~Gliederung 2" style:family="paragraph" style:parent-style-name="_3f__3f__3f__3f__3f__3f__3f__20_4_7e_LT_7e_Gliederung_20_1">
      <style:paragraph-properties fo:margin-top="0cm" fo:margin-bottom="0.4cm"/>
    </style:style>
    <style:style style:name="_3f__3f__3f__3f__3f__3f__3f__20_4_7e_LT_7e_Gliederung_20_3" style:display-name="??????? 4~LT~Gliederung 3" style:family="paragraph" style:parent-style-name="_3f__3f__3f__3f__3f__3f__3f__20_4_7e_LT_7e_Gliederung_20_2">
      <style:paragraph-properties fo:margin-top="0cm" fo:margin-bottom="0.3cm"/>
    </style:style>
    <style:style style:name="_3f__3f__3f__3f__3f__3f__3f__20_4_7e_LT_7e_Gliederung_20_4" style:display-name="??????? 4~LT~Gliederung 4" style:family="paragraph" style:parent-style-name="_3f__3f__3f__3f__3f__3f__3f__20_4_7e_LT_7e_Gliederung_20_3">
      <style:paragraph-properties fo:margin-top="0cm" fo:margin-bottom="0.199cm"/>
    </style:style>
    <style:style style:name="_3f__3f__3f__3f__3f__3f__3f__20_4_7e_LT_7e_Gliederung_20_5" style:display-name="??????? 4~LT~Gliederung 5" style:family="paragraph" style:parent-style-name="_3f__3f__3f__3f__3f__3f__3f__20_4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20_4_7e_LT_7e_Gliederung_20_6" style:display-name="??????? 4~LT~Gliederung 6" style:family="paragraph" style:parent-style-name="_3f__3f__3f__3f__3f__3f__3f__20_4_7e_LT_7e_Gliederung_20_5"/>
    <style:style style:name="_3f__3f__3f__3f__3f__3f__3f__20_4_7e_LT_7e_Gliederung_20_7" style:display-name="??????? 4~LT~Gliederung 7" style:family="paragraph" style:parent-style-name="_3f__3f__3f__3f__3f__3f__3f__20_4_7e_LT_7e_Gliederung_20_6"/>
    <style:style style:name="_3f__3f__3f__3f__3f__3f__3f__20_4_7e_LT_7e_Gliederung_20_8" style:display-name="??????? 4~LT~Gliederung 8" style:family="paragraph" style:parent-style-name="_3f__3f__3f__3f__3f__3f__3f__20_4_7e_LT_7e_Gliederung_20_7"/>
    <style:style style:name="_3f__3f__3f__3f__3f__3f__3f__20_4_7e_LT_7e_Gliederung_20_9" style:display-name="??????? 4~LT~Gliederung 9" style:family="paragraph" style:parent-style-name="_3f__3f__3f__3f__3f__3f__3f__20_4_7e_LT_7e_Gliederung_20_8"/>
    <style:style style:name="_3f__3f__3f__3f__3f__3f__3f__20_4_7e_LT_7e_Titel" style:display-name="??????? 4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20_4_7e_LT_7e_Untertitel" style:display-name="??????? 4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4_7e_LT_7e_Notizen" style:display-name="??????? 4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4_7e_LT_7e_Hintergrundobjekte" style:display-name="??????? 4~LT~Hintergrundobjekte" style:family="paragraph">
      <style:paragraph-properties style:text-autospace="none"/>
      <style:text-properties style:letter-kerning="true"/>
    </style:style>
    <style:style style:name="_3f__3f__3f__3f__3f__3f__3f__20_4_7e_LT_7e_Hintergrund" style:display-name="??????? 4~LT~Hintergrund" style:family="paragraph">
      <style:paragraph-properties style:text-autospace="none"/>
      <style:text-properties style:letter-kerning="true"/>
    </style:style>
    <style:style style:name="_3f__3f__3f__3f__3f__3f__3f__20_5_7e_LT_7e_Gliederung_20_1" style:display-name="??????? 5~LT~Gliederung 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_3f__3f__3f__3f__3f__3f__3f__20_5_7e_LT_7e_Gliederung_20_2" style:display-name="??????? 5~LT~Gliederung 2" style:family="paragraph" style:parent-style-name="_3f__3f__3f__3f__3f__3f__3f__20_5_7e_LT_7e_Gliederung_20_1">
      <style:paragraph-properties fo:margin-top="0cm" fo:margin-bottom="0.4cm"/>
    </style:style>
    <style:style style:name="_3f__3f__3f__3f__3f__3f__3f__20_5_7e_LT_7e_Gliederung_20_3" style:display-name="??????? 5~LT~Gliederung 3" style:family="paragraph" style:parent-style-name="_3f__3f__3f__3f__3f__3f__3f__20_5_7e_LT_7e_Gliederung_20_2">
      <style:paragraph-properties fo:margin-top="0cm" fo:margin-bottom="0.3cm"/>
    </style:style>
    <style:style style:name="_3f__3f__3f__3f__3f__3f__3f__20_5_7e_LT_7e_Gliederung_20_4" style:display-name="??????? 5~LT~Gliederung 4" style:family="paragraph" style:parent-style-name="_3f__3f__3f__3f__3f__3f__3f__20_5_7e_LT_7e_Gliederung_20_3">
      <style:paragraph-properties fo:margin-top="0cm" fo:margin-bottom="0.199cm"/>
    </style:style>
    <style:style style:name="_3f__3f__3f__3f__3f__3f__3f__20_5_7e_LT_7e_Gliederung_20_5" style:display-name="??????? 5~LT~Gliederung 5" style:family="paragraph" style:parent-style-name="_3f__3f__3f__3f__3f__3f__3f__20_5_7e_LT_7e_Gliederung_20_4">
      <style:paragraph-properties fo:margin-top="0cm" fo:margin-bottom="0.101cm"/>
      <style:text-properties fo:font-size="20pt" style:font-size-asian="20pt" style:font-size-complex="20pt"/>
    </style:style>
    <style:style style:name="_3f__3f__3f__3f__3f__3f__3f__20_5_7e_LT_7e_Gliederung_20_6" style:display-name="??????? 5~LT~Gliederung 6" style:family="paragraph" style:parent-style-name="_3f__3f__3f__3f__3f__3f__3f__20_5_7e_LT_7e_Gliederung_20_5"/>
    <style:style style:name="_3f__3f__3f__3f__3f__3f__3f__20_5_7e_LT_7e_Gliederung_20_7" style:display-name="??????? 5~LT~Gliederung 7" style:family="paragraph" style:parent-style-name="_3f__3f__3f__3f__3f__3f__3f__20_5_7e_LT_7e_Gliederung_20_6"/>
    <style:style style:name="_3f__3f__3f__3f__3f__3f__3f__20_5_7e_LT_7e_Gliederung_20_8" style:display-name="??????? 5~LT~Gliederung 8" style:family="paragraph" style:parent-style-name="_3f__3f__3f__3f__3f__3f__3f__20_5_7e_LT_7e_Gliederung_20_7"/>
    <style:style style:name="_3f__3f__3f__3f__3f__3f__3f__20_5_7e_LT_7e_Gliederung_20_9" style:display-name="??????? 5~LT~Gliederung 9" style:family="paragraph" style:parent-style-name="_3f__3f__3f__3f__3f__3f__3f__20_5_7e_LT_7e_Gliederung_20_8"/>
    <style:style style:name="_3f__3f__3f__3f__3f__3f__3f__20_5_7e_LT_7e_Titel" style:display-name="??????? 5~LT~Titel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20_5_7e_LT_7e_Untertitel" style:display-name="??????? 5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5_7e_LT_7e_Notizen" style:display-name="??????? 5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5_7e_LT_7e_Hintergrundobjekte" style:display-name="??????? 5~LT~Hintergrundobjekte" style:family="paragraph">
      <style:paragraph-properties style:text-autospace="none"/>
      <style:text-properties style:letter-kerning="true"/>
    </style:style>
    <style:style style:name="_3f__3f__3f__3f__3f__3f__3f__20_5_7e_LT_7e_Hintergrund" style:display-name="??????? 5~LT~Hintergrund" style:family="paragraph">
      <style:paragraph-properties style:text-autospace="none"/>
      <style:text-properties style:letter-kerning="true"/>
    </style:style>
    <style:style style:name="WW-_3f__3f__3f__3f__3f__3f__3f__3f__3f_1" style:display-name="WW-?????????1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</style:style>
    <style:style style:name="WW-_3f__3f__3f__3f__3f__3f__3f__3f__3f_12" style:display-name="WW-?????????12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4cm"/>
    </style:style>
    <style:style style:name="WW-_3f__3f__3f__3f__3f__3f__3f__3f__3f_123" style:display-name="WW-?????????123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</style:style>
    <style:style style:name="WW-_3f__3f__3f__3f__3f__3f__3f__3f__3f_1234" style:display-name="WW-?????????1234" style:family="paragraph">
      <style:paragraph-properties fo:text-align="start" style:justify-single-word="false" style:text-autospace="none"/>
      <style:text-properties fo:color="#000000" style:text-outline="false" style:text-line-through-style="none" style:font-name="Tahoma" fo:font-size="18pt" fo:letter-spacing="normal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WW-_3f__3f__3f__3f__3f__3f__3f__3f__3f__20_11234" style:display-name="WW-????????? 11234" style:family="paragraph">
      <style:paragraph-properties fo:margin-top="0cm" fo:margin-bottom="0.499cm" fo:text-align="start" style:justify-single-word="false" style:text-autospace="none"/>
      <style:text-properties fo:color="#000000" style:text-outline="false" style:text-line-through-style="none" style:font-name="Arial1" fo:font-size="15pt" fo:letter-spacing="normal" fo:font-style="normal" fo:text-shadow="none" style:text-underline-style="none" fo:font-weight="normal" style:letter-kerning="true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text-overline-style="none" style:text-overline-color="font-color"/>
    </style:style>
    <style:style style:name="WW-_3f__3f__3f__3f__3f__3f__3f__3f__3f__20_21234" style:display-name="WW-????????? 21234" style:family="paragraph" style:parent-style-name="WW-_3f__3f__3f__3f__3f__3f__3f__3f__3f__20_11234">
      <style:paragraph-properties fo:margin-top="0cm" fo:margin-bottom="0.4cm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24pt" fo:font-weight="bold" style:letter-kerning="true" style:font-size-asian="24pt" style:font-weight-asian="bold" style:font-name-complex="F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ибэн</meta:initial-creator>
    <meta:editing-cycles>2</meta:editing-cycles>
    <meta:creation-date>2015-08-10T02:35:00</meta:creation-date>
    <dc:date>2015-08-10T17:06:07.88</dc:date>
    <meta:editing-duration>P0D</meta:editing-duration>
    <meta:generator>OpenOffice.org/3.4.1$Win32 OpenOffice.org_project/341m1$Build-9593</meta:generator>
    <meta:document-statistic meta:table-count="0" meta:image-count="0" meta:object-count="0" meta:page-count="4" meta:paragraph-count="221" meta:word-count="750" meta:character-count="62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